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2D8D0000545600006D24DB9C7B0F.svg" manifest:media-type=""/>
  <manifest:file-entry manifest:full-path="Pictures/100002010000026E000003244A6780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36pt" officeooo:paragraph-rsid="0006c287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8pt" officeooo:paragraph-rsid="0006c287" style:font-size-asian="28pt" style:font-size-complex="28pt"/>
    </style:style>
    <style:style style:name="P3" style:family="paragraph" style:parent-style-name="Standard">
      <style:text-properties style:font-name="Source Sans Pro" fo:font-size="36pt" officeooo:rsid="0006c287" officeooo:paragraph-rsid="0006c287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Source Sans Pro" fo:font-size="28pt" officeooo:rsid="0006c287" officeooo:paragraph-rsid="0006c287" style:font-size-asian="28pt" style:font-size-complex="28pt"/>
    </style:style>
    <style:style style:name="P5" style:family="paragraph" style:parent-style-name="Standard">
      <style:text-properties style:font-name="Source Sans Pro" fo:font-size="28pt" officeooo:rsid="0006c287" officeooo:paragraph-rsid="0006c287" style:font-size-asian="28pt" style:font-size-complex="28pt"/>
    </style:style>
    <style:style style:name="P6" style:family="paragraph" style:parent-style-name="Standard">
      <style:paragraph-properties fo:break-before="page"/>
      <style:text-properties style:font-name="Source Sans Pro" fo:font-size="36pt" officeooo:rsid="0006c287" officeooo:paragraph-rsid="0006c287" style:font-size-asian="36pt" style:font-size-complex="36pt"/>
    </style:style>
    <style:style style:name="T1" style:family="text">
      <style:text-properties officeooo:rsid="0006c287"/>
    </style:style>
    <style:style style:name="T2" style:family="text">
      <style:text-properties officeooo:rsid="0028123b"/>
    </style:style>
    <style:style style:name="T3" style:family="text">
      <style:text-properties officeooo:rsid="0009c275"/>
    </style:style>
    <style:style style:name="T4" style:family="text">
      <style:text-properties fo:font-size="38pt" officeooo:rsid="0006c287" style:font-size-asian="38pt" style:font-size-complex="38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8.4791in" svg:height="10.972in" draw:z-index="0"><draw:image xlink:href="Pictures/100002010000026E000003244A6780BE.png" xlink:type="simple" xlink:show="embed" xlink:actuate="onLoad"/><draw:image xlink:href="Pictures/10002D8D0000545600006D24DB9C7B0F.sv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ick Wong</meta:initial-creator>
    <meta:creation-date>2013-04-25T16:51:15</meta:creation-date>
    <dc:date>2013-04-25T17:07:59</dc:date>
    <dc:creator>Darrick Wong</dc:creator>
    <meta:editing-duration>PT9M48S</meta:editing-duration>
    <meta:editing-cycles>4</meta:editing-cycles>
    <meta:generator>LibreOffice/4.0.2.2$Linux_X86_64 LibreOffice_project/400m0$Build-2</meta:generator>
    <meta:printed-by>Darrick Wong</meta:printed-by>
    <meta:print-date>2013-04-25T17:01:15</meta:print-date>
    <meta:document-statistic meta:table-count="0" meta:image-count="1" meta:object-count="0" meta:page-count="4" meta:paragraph-count="0" meta:word-count="0" meta:character-count="0" meta:non-whitespace-character-count="0"/>
  </office:meta>
</office:document-meta>
</file>